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1" svg:font-family="'Lohit Hindi'"/>
    <style:font-face style:name="Bitstream Vera Sans" svg:font-family="'Bitstream Vera Sans'" style:font-family-generic="roman" style:font-pitch="variable"/>
    <style:font-face style:name="Comic Sans MS" svg:font-family="'Comic Sans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style:writing-mode="page"/>
    </style:style>
    <style:style style:name="Table2" style:family="table">
      <style:table-properties style:width="0.625in" table:align="left"/>
    </style:style>
    <style:style style:name="Table2.A" style:family="table-column">
      <style:table-column-properties style:column-width="0.625in"/>
    </style:style>
    <style:style style:name="Table2.A1" style:family="table-cell">
      <style:table-cell-properties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63in" style:rel-column-width="9362*"/>
    </style:style>
    <style:style style:name="Table3.A1" style:family="table-cell">
      <style:table-cell-properties style:writing-mode="page"/>
    </style:style>
    <style:style style:name="P1" style:family="paragraph" style:parent-style-name="Default_20_Drawing_20_Style">
      <style:text-properties style:font-name="Liberation Serif" fo:font-size="12pt" officeooo:rsid="00088a4a" officeooo:paragraph-rsid="00088a4a" style:font-size-asian="12pt" style:font-size-complex="12pt"/>
    </style:style>
    <style:style style:name="P2" style:family="paragraph" style:parent-style-name="Default_20_Drawing_20_Style">
      <style:text-properties style:font-name="Liberation Serif" fo:font-size="12pt" officeooo:rsid="00088a4a" officeooo:paragraph-rsid="000923f9" style:font-size-asian="12pt" style:font-size-complex="12pt"/>
    </style:style>
    <style:style style:name="P3" style:family="paragraph" style:parent-style-name="Default_20_Drawing_20_Style">
      <style:text-properties style:font-name="Liberation Serif" fo:font-size="12pt" officeooo:rsid="00088a4a" officeooo:paragraph-rsid="000a5074" style:font-size-asian="12pt" style:font-size-complex="12pt"/>
    </style:style>
    <style:style style:name="P4" style:family="paragraph" style:parent-style-name="Default_20_Drawing_20_Style">
      <style:text-properties style:font-name="Liberation Serif" fo:font-size="12pt" officeooo:rsid="00088a4a" officeooo:paragraph-rsid="000aec28" style:font-size-asian="12pt" style:font-size-complex="12pt"/>
    </style:style>
    <style:style style:name="P5" style:family="paragraph" style:parent-style-name="Default_20_Drawing_20_Style">
      <style:text-properties style:font-name="Liberation Serif" fo:font-size="12pt" officeooo:rsid="00088a4a" officeooo:paragraph-rsid="000e3d1b" style:font-size-asian="12pt" style:font-size-complex="12pt"/>
    </style:style>
    <style:style style:name="P6" style:family="paragraph" style:parent-style-name="Default_20_Drawing_20_Style">
      <style:text-properties style:font-name="Liberation Serif" fo:font-size="12pt" officeooo:rsid="00088a4a" officeooo:paragraph-rsid="000eab38" style:font-size-asian="12pt" style:font-size-complex="12pt"/>
    </style:style>
    <style:style style:name="P7" style:family="paragraph" style:parent-style-name="Default_20_Drawing_20_Style">
      <style:text-properties style:font-name="Liberation Serif" fo:font-size="12pt" officeooo:rsid="000923f9" officeooo:paragraph-rsid="000923f9" style:font-size-asian="12pt" style:font-size-complex="12pt"/>
    </style:style>
    <style:style style:name="P8" style:family="paragraph" style:parent-style-name="Default_20_Drawing_20_Style">
      <style:text-properties style:font-name="Liberation Serif" fo:font-size="12pt" officeooo:rsid="000aec28" officeooo:paragraph-rsid="000aec28" style:font-size-asian="12pt" style:font-size-complex="12pt"/>
    </style:style>
    <style:style style:name="P9" style:family="paragraph" style:parent-style-name="Default_20_Drawing_20_Style">
      <style:text-properties style:font-name="Liberation Serif" fo:font-size="12pt" officeooo:rsid="000e3d1b" officeooo:paragraph-rsid="000e3d1b" style:font-size-asian="12pt" style:font-size-complex="12pt"/>
    </style:style>
    <style:style style:name="P10" style:family="paragraph" style:parent-style-name="Default_20_Drawing_20_Style">
      <style:text-properties style:font-name="Liberation Serif" fo:font-size="12pt" officeooo:rsid="000eab38" officeooo:paragraph-rsid="000eab38" style:font-size-asian="12pt" style:font-size-complex="12pt"/>
    </style:style>
    <style:style style:name="P11" style:family="paragraph" style:parent-style-name="Default_20_Drawing_20_Style">
      <style:text-properties style:font-name="Liberation Serif" fo:font-size="12pt" officeooo:rsid="0010d439" officeooo:paragraph-rsid="0010d439" style:font-size-asian="12pt" style:font-size-complex="12pt"/>
    </style:style>
    <style:style style:name="P12" style:family="paragraph" style:parent-style-name="Default_20_Drawing_20_Style">
      <style:text-properties style:font-name="Liberation Serif" fo:font-size="12pt" officeooo:rsid="001e6a91" officeooo:paragraph-rsid="001e6a91" style:font-size-asian="12pt" style:font-size-complex="12pt"/>
    </style:style>
    <style:style style:name="P13" style:family="paragraph" style:parent-style-name="Standard">
      <style:text-properties style:font-name="Liberation Serif" officeooo:rsid="00088a4a" officeooo:paragraph-rsid="00088a4a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officeooo:rsid="00088a4a" officeooo:paragraph-rsid="00088a4a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officeooo:rsid="000923f9" officeooo:paragraph-rsid="000923f9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officeooo:rsid="000eab38" officeooo:paragraph-rsid="000eab38"/>
    </style:style>
    <style:style style:name="P17" style:family="paragraph" style:parent-style-name="Table_20_Contents">
      <style:text-properties style:font-name="Liberation Serif" fo:font-size="12pt" style:font-name-asian="Bitstream Vera Sans1" style:font-size-asian="12pt" style:font-name-complex="Noto Sans1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2pt" officeooo:rsid="001a0055" officeooo:paragraph-rsid="001a0055" style:font-name-asian="Bitstream Vera Sans1" style:font-size-asian="12pt" style:font-name-complex="Noto Sans1" style:font-size-complex="12pt"/>
    </style:style>
    <style:style style:name="P19" style:family="paragraph" style:parent-style-name="Table_20_Contents">
      <style:text-properties style:font-name="Liberation Serif" fo:font-size="12pt" officeooo:rsid="001e6a91" officeooo:paragraph-rsid="001e6a91" style:font-name-asian="Bitstream Vera Sans1" style:font-size-asian="12pt" style:font-name-complex="Noto Sans1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12pt" officeooo:rsid="001e975e" officeooo:paragraph-rsid="001e975e" style:font-name-asian="Bitstream Vera Sans1" style:font-size-asian="12pt" style:font-name-complex="Noto Sans1" style:font-size-complex="12pt"/>
    </style:style>
    <style:style style:name="T1" style:family="text">
      <style:text-properties fo:color="#000000" loext:opacity="100%" fo:letter-spacing="normal"/>
    </style:style>
    <style:style style:name="T2" style:family="text">
      <style:text-properties fo:color="#000000" loext:opacity="100%" fo:letter-spacing="normal" officeooo:rsid="000923f9"/>
    </style:style>
    <style:style style:name="T3" style:family="text">
      <style:text-properties fo:color="#000000" loext:opacity="100%" fo:letter-spacing="normal" officeooo:rsid="000a5074"/>
    </style:style>
    <style:style style:name="T4" style:family="text">
      <style:text-properties fo:color="#000000" loext:opacity="100%" fo:letter-spacing="normal" officeooo:rsid="000aec28"/>
    </style:style>
    <style:style style:name="T5" style:family="text">
      <style:text-properties fo:color="#000000" loext:opacity="100%" fo:letter-spacing="normal" officeooo:rsid="000bcb8e"/>
    </style:style>
    <style:style style:name="T6" style:family="text">
      <style:text-properties fo:color="#000000" loext:opacity="100%" fo:letter-spacing="normal" officeooo:rsid="000e3d1b"/>
    </style:style>
    <style:style style:name="T7" style:family="text">
      <style:text-properties fo:color="#000000" loext:opacity="100%" fo:letter-spacing="normal" officeooo:rsid="000e8a16"/>
    </style:style>
    <style:style style:name="T8" style:family="text">
      <style:text-properties fo:color="#000000" loext:opacity="100%" fo:letter-spacing="normal" officeooo:rsid="000f03b3"/>
    </style:style>
    <style:style style:name="T9" style:family="text">
      <style:text-properties fo:color="#000000" loext:opacity="100%" fo:letter-spacing="normal" officeooo:rsid="0014f77d"/>
    </style:style>
    <style:style style:name="T10" style:family="text">
      <style:text-properties fo:color="#000000" loext:opacity="100%" fo:letter-spacing="normal" officeooo:rsid="0016cdb2"/>
    </style:style>
    <style:style style:name="T11" style:family="text">
      <style:text-properties fo:color="#000000" loext:opacity="100%" fo:letter-spacing="normal" officeooo:rsid="001bd1ef"/>
    </style:style>
    <style:style style:name="T12" style:family="text">
      <style:text-properties fo:color="#000000" loext:opacity="100%" fo:letter-spacing="normal" officeooo:rsid="001e6a91"/>
    </style:style>
    <style:style style:name="T13" style:family="text">
      <style:text-properties fo:color="#000000" loext:opacity="100%" fo:letter-spacing="-0.0008in"/>
    </style:style>
    <style:style style:name="gr1" style:family="graphic">
      <style:graphic-properties draw:textarea-horizontal-align="justify" draw:textarea-vertical-align="middle" draw:auto-grow-height="false" fo:min-height="0.0429in" fo:min-width="0.017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row table:style-name="TableLine94124124490416">
          <table:table-cell table:style-name="Table1.A1" office:value-type="string">
            <text:p text:style-name="P15">F</text:p>
          </table:table-cell>
          <table:table-cell table:style-name="Table1.A1" office:value-type="string">
            <text:p text:style-name="P15">G</text:p>
          </table:table-cell>
          <table:table-cell table:style-name="Table1.A1" office:value-type="string">
            <text:p text:style-name="P16">H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</table:table>
      <text:p text:style-name="P13"><draw:custom-shape text:anchor-type="paragraph" draw:z-index="0" draw:name="Shape1" draw:style-name="gr1" svg:width="0.0213in" svg:height="0.0524in" svg:x="3.5492in" svg:y="2.2154in"><text:p/><draw:enhanced-geometry svg:viewBox="0 0 21600 21600" draw:text-areas="4230 4230 21600 21600" draw:type="flowchart-internal-storage" draw:enhanced-path="M 0 0 L 21600 0 21600 21600 0 21600 Z N M 4230 0 L 4230 21600 N M 0 4230 L 21600 4230 N"/></draw:custom-shape></text:p>
      <text:p text:style-name="P13"/>
      <text:p text:style-name="P13">a. insert KLM</text:p>
      <text:p text:style-name="P1"><text:span text:style-name="T1">Q</text:span><text:span text:style-name="T13"> </text:span><text:span text:style-name="T1">= [ <text:s/>K,L,M ]</text:span></text:p>
      <text:p text:style-name="P1"><text:span text:style-name="T1">Front(Q) = K </text:span><text:span text:style-name="T9">( 1 )</text:span></text:p>
      <text:p text:style-name="P1"><text:span text:style-name="T1">Rear (Q) = M </text:span><text:span text:style-name="T9">( 3)</text:span></text:p>
      <text:p text:style-name="P1"><text:span text:style-name="T1">Noel (Q) = 3</text:span></text:p>
      <text:p text:style-name="P1"><text:span text:style-name="T1">Max ( Q) = 5</text:span></text:p>
      <text:p text:style-name="P1"><text:span text:style-name="T1">Isempty( Q) = False</text:span></text:p>
      <text:p text:style-name="P1"><text:span text:style-name="T1"/></text:p>
      <text:p text:style-name="P1"><text:span text:style-name="T1">b. Insert AB</text:span></text:p>
      <text:p text:style-name="P1"><text:span text:style-name="T1"/></text:p>
      <text:p text:style-name="P2"><text:span text:style-name="T1">Q</text:span><text:span text:style-name="T13"> </text:span><text:span text:style-name="T1">= [ <text:s/>K,L,M,</text:span><text:span text:style-name="T2">AB</text:span><text:span text:style-name="T1"> ]</text:span></text:p>
      <text:p text:style-name="P2"><text:span text:style-name="T1">Front(Q) = K </text:span><text:span text:style-name="T9">( 1 )</text:span></text:p>
      <text:p text:style-name="P2"><text:span text:style-name="T1">Rear (Q) = </text:span><text:span text:style-name="T2">B <text:s/></text:span><text:span text:style-name="T9">( 5 )</text:span></text:p>
      <text:p text:style-name="P2"><text:span text:style-name="T1">Noel (Q) = </text:span><text:span text:style-name="T2">5</text:span></text:p>
      <text:p text:style-name="P2"><text:span text:style-name="T1">Max ( Q) = 5</text:span></text:p>
      <text:p text:style-name="P2"><text:span text:style-name="T1">Isempty( Q) = False</text:span></text:p>
      <text:p text:style-name="P2"><text:span text:style-name="T1"/></text:p>
      <text:p text:style-name="P7"><text:span text:style-name="T1">c. Remove 2 element</text:span></text:p>
      <text:p text:style-name="P2"><text:span text:style-name="T1">Q</text:span><text:span text:style-name="T13"> </text:span><text:span text:style-name="T1">= [ <text:s/>_,_,M,</text:span><text:span text:style-name="T2">AB</text:span><text:span text:style-name="T1"> ]</text:span></text:p>
      <text:p text:style-name="P2"><text:span text:style-name="T1">Front(Q) = </text:span><text:span text:style-name="T2">M </text:span><text:span text:style-name="T9">( 3 )</text:span></text:p>
      <text:p text:style-name="P2"><text:span text:style-name="T1">Rear (Q) = </text:span><text:span text:style-name="T2">B </text:span><text:span text:style-name="T9">( 5)</text:span></text:p>
      <text:p text:style-name="P2"><text:span text:style-name="T1">Noel (Q) = </text:span><text:span text:style-name="T2">3</text:span></text:p>
      <text:p text:style-name="P2"><text:span text:style-name="T1">Max ( Q) = 5</text:span></text:p>
      <text:p text:style-name="P2"><text:span text:style-name="T1">Isempty( Q) = False</text:span></text:p>
      <text:p text:style-name="P2"><text:span text:style-name="T1"/></text:p>
      <text:p text:style-name="P7"><text:span text:style-name="T1">d. Insert FG</text:span></text:p>
      <text:p text:style-name="P2"><text:span text:style-name="T1">Q</text:span><text:span text:style-name="T13"> </text:span><text:span text:style-name="T1">= [ <text:s/></text:span><text:span text:style-name="T2">F</text:span><text:span text:style-name="T1">,</text:span><text:span text:style-name="T2">G</text:span><text:span text:style-name="T1">,M,</text:span><text:span text:style-name="T2">AB</text:span><text:span text:style-name="T1"> ]</text:span></text:p>
      <text:p text:style-name="P2"><text:span text:style-name="T1">Front(Q) = </text:span><text:span text:style-name="T2">M </text:span><text:span text:style-name="T9">( 3 )</text:span></text:p>
      <text:p text:style-name="P2"><text:span text:style-name="T1">Rear (Q) = </text:span><text:span text:style-name="T2">G </text:span><text:span text:style-name="T9">( 2)</text:span></text:p>
      <text:p text:style-name="P2"><text:span text:style-name="T1">Noel (Q) = </text:span><text:span text:style-name="T2">5</text:span></text:p>
      <text:p text:style-name="P2"><text:span text:style-name="T1">Max ( Q) = 5</text:span></text:p>
      <text:p text:style-name="P2"><text:span text:style-name="T1">Isempty( Q) = False</text:span></text:p>
      <text:p text:style-name="P2"><text:span text:style-name="T1"/></text:p>
      <text:p text:style-name="P7"><text:span text:style-name="T1">e. </text:span><text:span text:style-name="T3">Remove item</text:span></text:p>
      <text:p text:style-name="P3"><text:span text:style-name="T1">Q</text:span><text:span text:style-name="T13"> </text:span><text:span text:style-name="T1">= [ <text:s/></text:span><text:span text:style-name="T2">F</text:span><text:span text:style-name="T1">,</text:span><text:span text:style-name="T2">G</text:span><text:span text:style-name="T1">,_,</text:span><text:span text:style-name="T2">AB</text:span><text:span text:style-name="T1"> ]</text:span></text:p>
      <text:p text:style-name="P3"><text:span text:style-name="T1">Front(Q) = </text:span><text:span text:style-name="T3">A </text:span><text:span text:style-name="T9">( 4 )</text:span></text:p>
      <text:p text:style-name="P3"><text:span text:style-name="T1">Rear (Q) = </text:span><text:span text:style-name="T2">G </text:span><text:span text:style-name="T9">( 2 )</text:span></text:p>
      <text:p text:style-name="P3"><text:span text:style-name="T1">Noel (Q) = </text:span><text:span text:style-name="T3">4</text:span></text:p>
      <text:p text:style-name="P3"><text:span text:style-name="T1">Max ( Q) = 5</text:span></text:p>
      <text:p text:style-name="P3"><text:span text:style-name="T3">Isempty( Q) = False</text:span></text:p>
      <text:p text:style-name="P3"><text:span text:style-name="T3"/></text:p>
      <text:p text:style-name="P8"><text:span text:style-name="T3">f. </text:span><text:span text:style-name="T1">remove item </text:span></text:p>
      <text:p text:style-name="P4"><text:span text:style-name="T1">Q</text:span><text:span text:style-name="T13"> </text:span><text:span text:style-name="T1">= [ <text:s/></text:span><text:span text:style-name="T2">F</text:span><text:span text:style-name="T1">,</text:span><text:span text:style-name="T2">G</text:span><text:span text:style-name="T1">,_,_</text:span><text:span text:style-name="T2">,B</text:span><text:span text:style-name="T1"> ]</text:span></text:p>
      <text:p text:style-name="P4"><text:span text:style-name="T1">Front(Q) = </text:span><text:span text:style-name="T4">B </text:span><text:span text:style-name="T9">( 5 )</text:span></text:p>
      <text:p text:style-name="P4"><text:span text:style-name="T1">Rear (Q) = </text:span><text:span text:style-name="T2">G </text:span><text:span text:style-name="T9">( 2 )</text:span></text:p>
      <text:p text:style-name="P4"><text:span text:style-name="T1">Noel (Q) = </text:span><text:span text:style-name="T5">3</text:span></text:p>
      <text:p text:style-name="P4"><text:span text:style-name="T1">Max ( Q) = 5</text:span></text:p>
      <text:p text:style-name="P4"><text:span text:style-name="T3">Isempty( Q) = False</text:span></text:p>
      <text:p text:style-name="P4"><text:span text:style-name="T3"/></text:p>
      <text:p text:style-name="P9"><text:soft-page-break/><text:span text:style-name="T3">g. </text:span><text:span text:style-name="T1">Insert H</text:span></text:p>
      <text:p text:style-name="P5"><text:span text:style-name="T1">Q</text:span><text:span text:style-name="T13"> </text:span><text:span text:style-name="T1">= [ <text:s/></text:span><text:span text:style-name="T2">F</text:span><text:span text:style-name="T1">,</text:span><text:span text:style-name="T2">G</text:span><text:span text:style-name="T1">,</text:span><text:span text:style-name="T6">H</text:span><text:span text:style-name="T1">,_</text:span><text:span text:style-name="T2">,B</text:span><text:span text:style-name="T1"> ]</text:span></text:p>
      <text:p text:style-name="P5"><text:span text:style-name="T1">Front(Q) = </text:span><text:span text:style-name="T4">B </text:span><text:span text:style-name="T9">( 5 )</text:span></text:p>
      <text:p text:style-name="P5"><text:span text:style-name="T1">Rear (Q) = </text:span><text:span text:style-name="T7">H </text:span><text:span text:style-name="T9">( 3 )</text:span></text:p>
      <text:p text:style-name="P5"><text:span text:style-name="T1">Noel (Q) = </text:span><text:span text:style-name="T7">4</text:span></text:p>
      <text:p text:style-name="P5"><text:span text:style-name="T1">Max ( Q) = 5</text:span></text:p>
      <text:p text:style-name="P5"><text:span text:style-name="T3">Isempty( Q) = False</text:span></text:p>
      <text:p text:style-name="P5"><text:span text:style-name="T3"/></text:p>
      <text:p text:style-name="P10"><text:span text:style-name="T3">h. </text:span><text:span text:style-name="T1">Remove item</text:span></text:p>
      <text:p text:style-name="P6"><text:span text:style-name="T1">Q</text:span><text:span text:style-name="T13"> </text:span><text:span text:style-name="T1">= [ <text:s/></text:span><text:span text:style-name="T2">F</text:span><text:span text:style-name="T1">,</text:span><text:span text:style-name="T2">G</text:span><text:span text:style-name="T1">,</text:span><text:span text:style-name="T6">H</text:span><text:span text:style-name="T1">,_</text:span><text:span text:style-name="T2">,_</text:span><text:span text:style-name="T1"> ]</text:span></text:p>
      <text:p text:style-name="P6"><text:span text:style-name="T1">Front(Q) = </text:span><text:span text:style-name="T8">F </text:span><text:span text:style-name="T10">( 1 )</text:span></text:p>
      <text:p text:style-name="P6"><text:span text:style-name="T1">Rear (Q) = </text:span><text:span text:style-name="T7">H </text:span><text:span text:style-name="T10">( 3 )</text:span></text:p>
      <text:p text:style-name="P6"><text:span text:style-name="T1">Noel (Q) = </text:span><text:span text:style-name="T8">3</text:span></text:p>
      <text:p text:style-name="P6"><text:span text:style-name="T1">Max ( Q) = 5</text:span></text:p>
      <text:p text:style-name="P6"><text:span text:style-name="T3">Isempty( Q) = False</text:span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><text:tab/><text:tab/></text:span><text:span text:style-name="T11">TOP(S) = V </text:span></text:p>
      <text:p text:style-name="P11"><text:span text:style-name="T11"><text:tab/><text:tab/>NOEL (S) = 7</text:span></text:p>
      <text:p text:style-name="P11"><text:span text:style-name="T11"><text:tab/><text:tab/></text:span><text:span text:style-name="T12">POP(S) </text:span></text:p>
      <text:p text:style-name="P11"><text:span text:style-name="T11"><text:tab/><text:tab/></text:span></text:p>
      <table:table table:name="Table2" table:style-name="Table2">
        <table:table-column table:style-name="Table2.A"/>
        <table:table-row table:style-name="TableLine94124165585920">
          <table:table-cell table:style-name="Table2.A1" office:value-type="string">
            <text:p text:style-name="P18">V</text:p>
          </table:table-cell>
        </table:table-row>
        <table:table-row table:style-name="TableLine94124165585920">
          <table:table-cell table:style-name="Table2.A1" office:value-type="string">
            <text:p text:style-name="P18">U</text:p>
          </table:table-cell>
        </table:table-row>
        <table:table-row table:style-name="TableLine94124165585920">
          <table:table-cell table:style-name="Table2.A1" office:value-type="string">
            <text:p text:style-name="P18">T</text:p>
          </table:table-cell>
        </table:table-row>
        <table:table-row table:style-name="TableLine94124165585920">
          <table:table-cell table:style-name="Table2.A1" office:value-type="string">
            <text:p text:style-name="P20">S</text:p>
          </table:table-cell>
        </table:table-row>
        <table:table-row table:style-name="TableLine94124165585920">
          <table:table-cell table:style-name="Table2.A1" office:value-type="string">
            <text:p text:style-name="P18">R</text:p>
          </table:table-cell>
        </table:table-row>
        <table:table-row table:style-name="TableLine94124165585920">
          <table:table-cell table:style-name="Table2.A1" office:value-type="string">
            <text:p text:style-name="P18">Q</text:p>
          </table:table-cell>
        </table:table-row>
        <table:table-row table:style-name="TableLine94124165585920">
          <table:table-cell table:style-name="Table2.A1" office:value-type="string">
            <text:p text:style-name="P18">P</text:p>
          </table:table-cell>
        </table:table-row>
      </table:table>
      <text:p text:style-name="P11"><text:span text:style-name="T3"/></text:p>
      <table:table table:name="Table3" table:style-name="Table3">
        <table:table-column table:style-name="Table3.A" table:number-columns-repeated="7"/>
        <table:table-row table:style-name="TableLine94124480973296">
          <table:table-cell table:style-name="Table3.A1" office:value-type="string">
            <text:p text:style-name="P19">P</text:p>
          </table:table-cell>
          <table:table-cell table:style-name="Table3.A1" office:value-type="string">
            <text:p text:style-name="P19">Q</text:p>
          </table:table-cell>
          <table:table-cell table:style-name="Table3.A1" office:value-type="string">
            <text:p text:style-name="P19">R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</table:table-row>
        <table:table-row table:style-name="TableLine94124480973296">
          <table:table-cell table:style-name="Table3.A1" office:value-type="string">
            <text:p text:style-name="P19">1</text:p>
          </table:table-cell>
          <table:table-cell table:style-name="Table3.A1" office:value-type="string">
            <text:p text:style-name="P19">2</text:p>
          </table:table-cell>
          <table:table-cell table:style-name="Table3.A1" office:value-type="string">
            <text:p text:style-name="P19">3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</table:table-row>
      </table:table>
      <text:p text:style-name="P11"><text:span text:style-name="T3"/></text:p>
      <text:p text:style-name="P12"><text:span text:style-name="T3">R</text:span><text:span text:style-name="T1">emove item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1" svg:font-family="'Lohit Hindi'"/>
    <style:font-face style:name="Bitstream Vera Sans" svg:font-family="'Bitstream Vera Sans'" style:font-family-generic="roman" style:font-pitch="variable"/>
    <style:font-face style:name="Comic Sans MS" svg:font-family="'Comic Sans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Bitstream Vera Sans" fo:font-family="'Bitstream Vera Sans'" style:font-family-generic="roman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Bitstream Vera Sans" fo:font-family="'Bitstream Ver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Bitstream Vera Sans" fo:font-family="'Bitstream Ver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Bitstream Vera Sans1" style:font-family-asian="'Bitstream Vera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ank_7e_LT_7e_Gliederung_20_1" style:display-name="Blank~LT~Gliederung 1" style:family="paragraph" style:default-outline-level="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Bitstream Vera Sans" fo:font-family="'Bitstream Vera Sans'" style:font-family-generic="roman" style:font-pitch="variable" fo:font-size="24pt" fo:letter-spacing="normal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Bitstream Vera Sans" fo:font-family="'Bitstream Vera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Bitstream Vera Sans" fo:font-family="'Bitstream Vera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Bitstream Vera Sans" fo:font-family="'Bitstream Vera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Bitstream Vera Sans" fo:font-family="'Bitstream Ver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Bitstream Vera Sans" fo:font-family="'Bitstream Ver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Bitstream Vera Sans" fo:font-family="'Bitstream Ver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Bitstream Vera Sans" fo:font-family="'Bitstream Ver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Bitstream Vera Sans" fo:font-family="'Bitstream Ver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Bitstream Vera Sans" fo:font-family="'Bitstream Vera Sans'" style:font-family-generic="roman" style:font-pitch="variable" fo:font-size="18pt" fo:letter-spacing="normal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Bitstream Vera Sans" fo:font-family="'Bitstream Vera Sans'" style:font-family-generic="roman" style:font-pitch="variable" fo:font-size="32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Bitstream Vera Sans" fo:font-family="'Bitstream Vera Sans'" style:font-family-generic="roman" style:font-pitch="variable" fo:font-size="20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Bitstream Vera Sans1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Bitstream Vera Sans1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name-asian="Bitstream Vera Sans1" style:font-family-asian="'Bitstream Vera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Bitstream Vera Sans" fo:font-family="'Bitstream Ver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Bitstream Vera Sans1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Bitstream Vera Sans1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Bitstream Vera Sans" fo:font-family="'Bitstream Vera Sans'" style:font-family-generic="roman" style:font-pitch="variable" fo:font-size="20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Bitstream Vera Sans" fo:font-family="'Bitstream Vera Sans'" style:font-family-generic="roman" style:font-pitch="variable" fo:font-size="24pt" fo:letter-spacing="normal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Bitstream Vera Sans" fo:font-family="'Bitstream Vera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Bitstream Vera Sans" fo:font-family="'Bitstream Vera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Bitstream Vera Sans" fo:font-family="'Bitstream Vera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Bitstream Vera Sans" fo:font-family="'Bitstream Ver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Bitstream Vera Sans" fo:font-family="'Bitstream Ver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Bitstream Vera Sans" fo:font-family="'Bitstream Ver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Bitstream Vera Sans" fo:font-family="'Bitstream Ver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Bitstream Vera Sans" fo:font-family="'Bitstream Ver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0.4.2$Linux_X86_64 LibreOffice_project/00$Build-2</meta:generator>
    <dc:date>2021-03-31T11:22:00.469421301</dc:date>
    <meta:editing-duration>PT1H39M15S</meta:editing-duration>
    <meta:editing-cycles>17</meta:editing-cycles>
    <meta:document-statistic meta:table-count="3" meta:image-count="0" meta:object-count="0" meta:page-count="2" meta:paragraph-count="77" meta:word-count="296" meta:character-count="942" meta:non-whitespace-character-count="701"/>
  </office:meta>
</office:document-meta>
</file>